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row>
        <mi>r</mi>
        <mo stretchy="false">=</mo>
        <msub>
          <mi>N</mi>
          <mi>l</mi>
        </msub>
      </mrow>
      <msub>
        <mi>N</mi>
        <mi>a</mi>
      </msub>
      <mrow>
        <mo fence="true" stretchy="false">⟨</mo>
        <mrow>
          <mrow>
            <mi mathvariant="normal">σ</mi>
            <mi mathvariant="normal">ν</mi>
          </mrow>
        </mrow>
        <mo fence="true" stretchy="false">⟩</mo>
      </mrow>
    </mrow>
    <annotation encoding="StarMath 5.0">r = N_{l} N_{a} langle %sigma %nu  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9T11:30:53.480103683</meta:creation-date>
    <meta:generator>LibreOffice/4.2.7.2$Linux_X86_64 LibreOffice_project/420m0$Build-2</meta:generator>
  </office:meta>
</office:document-meta>
</file>